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JetBrains Mono" svg:font-family="'JetBrains Mono'"/>
    <style:font-face style:name="Jetbrains mono" svg:font-family="'Jetbrains mono'"/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Consolas" svg:font-family="Consolas" style:font-family-generic="swiss" style:font-pitch="fixed"/>
    <style:font-face style:name="FreeSerif" svg:font-family="FreeSerif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paragraph-rsid="0013c5df" style:font-size-asian="14pt" style:font-size-complex="14pt"/>
    </style:style>
    <style:style style:name="P2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3bb2d" officeooo:paragraph-rsid="0013c5df" style:text-blinking="false" fo:background-color="transparent" style:font-size-asian="14pt" style:font-size-complex="14pt"/>
    </style:style>
    <style:style style:name="P3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3c5df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normal" officeooo:paragraph-rsid="0013c5df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paragraph-rsid="0013c5df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size="14pt" fo:font-weight="normal" officeooo:paragraph-rsid="0013c5df" style:font-size-asian="14pt" style:font-size-complex="14pt"/>
    </style:style>
    <style:style style:name="P7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size="14pt" fo:font-weight="normal" officeooo:rsid="00157bc1" officeooo:paragraph-rsid="00157bc1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size="14pt" fo:font-weight="bold" officeooo:paragraph-rsid="0013c5df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size="14pt" fo:font-weight="bold" officeooo:rsid="00157bc1" officeooo:paragraph-rsid="00157bc1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officeooo:paragraph-rsid="00157bc1"/>
    </style:style>
    <style:style style:name="P11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officeooo:paragraph-rsid="001770d3"/>
    </style:style>
    <style:style style:name="P12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officeooo:paragraph-rsid="00188061"/>
    </style:style>
    <style:style style:name="P13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weight="bold" officeooo:rsid="001693df" officeooo:paragraph-rsid="001693df" style:font-weight-asian="bold" style:font-weight-complex="bold"/>
    </style:style>
    <style:style style:name="P14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weight="bold" officeooo:rsid="001a0126" officeooo:paragraph-rsid="001a0126" style:font-weight-asian="bold" style:font-weight-complex="bold"/>
    </style:style>
    <style:style style:name="P15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officeooo:rsid="00188061" officeooo:paragraph-rsid="00188061"/>
    </style:style>
    <style:style style:name="P16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style:font-name="Consolas" fo:font-size="10pt" fo:font-weight="normal" officeooo:rsid="001a0126" officeooo:paragraph-rsid="001a0126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margin-top="0cm" fo:margin-bottom="0.282cm" loext:contextual-spacing="false" fo:line-height="156%" fo:text-align="center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fo:font-size="14pt" style:text-underline-style="none" officeooo:paragraph-rsid="0013c5df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.282cm" loext:contextual-spacing="false" fo:line-height="156%" fo:text-align="end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3c5df" style:text-blinking="false" fo:background-color="transparent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.282cm" loext:contextual-spacing="false" fo:line-height="156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normal" officeooo:paragraph-rsid="0013c5df" style:text-blinking="false" fo:background-color="transparent" style:font-size-asian="14pt" style:font-size-complex="14pt"/>
    </style:style>
    <style:style style:name="P20" style:family="paragraph" style:parent-style-name="Text_20_body" style:master-page-name="Standard">
      <style:paragraph-properties fo:text-align="center" style:justify-single-word="false" style:page-number="1"/>
      <style:text-properties fo:font-variant="small-caps" fo:color="#000000" style:text-line-through-style="none" style:text-line-through-type="none" style:font-name="Times New Roman1" fo:font-size="14pt" fo:font-style="normal" style:text-underline-style="none" fo:font-weight="normal" officeooo:rsid="000f7f6f" officeooo:paragraph-rsid="0013c5df" style:text-blinking="false" fo:background-color="transparent" style:font-name-asian="Times New Roman2" style:font-size-asian="14pt" style:font-name-complex="Times New Roman2" style:font-size-complex="14pt"/>
    </style:style>
    <style:style style:name="T1" style:family="text">
      <style:text-properties officeooo:rsid="000f7f6f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3c5d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officeooo:rsid="0013c5df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57bc1" style:text-blinking="false" fo:background-color="transparent" loext:char-shading-value="0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693df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770d3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8061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cfe2e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officeooo:rsid="00157bc1" style:text-blinking="false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officeooo:rsid="00157bc1" style:text-blinking="false" fo:background-color="transparent" loext:char-shading-value="0" style:font-size-asian="14pt" style:font-style-asian="normal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 style:font-size-asian="14pt" style:font-style-asian="normal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 style:font-size-asian="14pt" style:font-style-asian="normal" style:font-weight-asian="bold" style:font-size-complex="14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770d3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88061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FreeSerif" fo:font-size="14pt" fo:font-style="normal" style:text-underline-style="none" fo:font-weight="normal" officeooo:rsid="00157bc1" style:text-blinking="false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FreeSerif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font-name="Consolas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Consolas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 style:font-size-complex="10pt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style-asian="normal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style-asian="normal"/>
    </style:style>
    <style:style style:name="T25" style:family="text">
      <style:text-properties fo:font-variant="normal" fo:text-transform="none" fo:color="#080808" style:text-line-through-style="none" style:text-line-through-type="none" style:font-name="FreeSerif" fo:font-size="14pt" fo:font-style="normal" style:text-underline-style="none" fo:font-weight="normal" officeooo:rsid="00157bc1" style:text-blinking="false" fo:background-color="transparent" loext:char-shading-value="0" style:font-size-asian="14pt" style:font-style-asian="normal" style:font-weight-asian="normal" style:font-size-complex="14pt"/>
    </style:style>
    <style:style style:name="T26" style:family="text">
      <style:text-properties fo:font-variant="normal" fo:text-transform="none" fo:color="#080808" style:text-line-through-style="none" style:text-line-through-type="none" style:font-name="FreeSerif" fo:font-size="14pt" fo:font-style="normal" style:text-underline-style="none" fo:font-weight="normal" officeooo:rsid="001693df" style:text-blinking="false" fo:background-color="transparent" loext:char-shading-value="0" style:font-size-asian="14pt" style:font-style-asian="normal" style:font-weight-asian="normal" style:font-size-complex="14pt"/>
    </style:style>
    <style:style style:name="T27" style:family="text">
      <style:text-properties officeooo:rsid="0013c5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САНКТ-ПЕТЕРБУРГСКИЙ ГОСУДАРСТВЕННЫЙ УНИВЕРСИТЕТ</text:p>
      <text:p text:style-name="P3">Дисциплина: Архитектура компьютера</text:p>
      <text:p text:style-name="P17"/>
      <text:p text:style-name="P17"/>
      <text:p text:style-name="P3"/>
      <text:p text:style-name="P3"/>
      <text:p text:style-name="P4">Отчет</text:p>
      <text:p text:style-name="P4">по лабораторной работе № <text:span text:style-name="T27">5</text:span></text:p>
      <text:p text:style-name="P5">«<text:span text:style-name="T27">OpenMP</text:span>»</text:p>
      <text:p text:style-name="P17"/>
      <text:p text:style-name="P17"/>
      <text:p text:style-name="P1"/>
      <text:p text:style-name="P17"/>
      <text:p text:style-name="P17"/>
      <text:p text:style-name="P17"/>
      <text:p text:style-name="P17"/>
      <text:p text:style-name="P18">Выполнил: <text:span text:style-name="T1">Скальт Альберт Вячеславович</text:span></text:p>
      <text:p text:style-name="P18">студ. гр. <text:span text:style-name="T1">Б10</text:span></text:p>
      <text:p text:style-name="P1"/>
      <text:p text:style-name="P19"/>
      <text:p text:style-name="P6"><text:span text:style-name="T2"><text:line-break/></text:span><text:span text:style-name="T3">Санкт-Петербург</text:span></text:p>
      <text:p text:style-name="P2">2021</text:p>
      <text:p text:style-name="P8"><text:soft-page-break/><text:span text:style-name="T4">Теоретическая часть. <text:s/></text:span></text:p>
      <text:p text:style-name="P9"><text:span text:style-name="T4">1. </text:span><text:span text:style-name="T3">Принцип работы OpenMP и ключевые элементы, которые понадобились для написания программы.</text:span></text:p>
      <text:p text:style-name="P7"><text:span text:style-name="T3">ОpenMP – библиотека, предназначенная для удобного распараллеливания программ, в частности на языках C/C++ (также используется для FORTRAN).</text:span></text:p>
      <text:p text:style-name="P7"><text:span text:style-name="T3">Инструментарий на С++ реализуется с помощью прагм. Как только компилятор встречает OMP прагмы, он встраивает в код инструкции для распараллеливания. Синхронизацию общих переменных для потоков можно выполнять при помощи встроенных в библиотеку синтаксических условий.</text:span></text:p>
      <text:p text:style-name="P10"><text:span text:style-name="T6"><text:s/>Конструкции из этой библиотеки, которые использовались в программе:<text:line-break/>1.1) переменная</text:span><text:span text:style-name="T19"> </text:span><text:span text:style-name="T20">OMP_NUM_THREADS </text:span><text:span text:style-name="T12">– </text:span><text:span text:style-name="T13">рекомендуемое количество потоков для распараллеливания. С ней необходимо работать при помощи функции </text:span><text:span text:style-name="T25">omp_set_num_threads</text:span></text:p>
      <text:p text:style-name="P10"><text:span text:style-name="T25">1.2) #pragma omp parallel – вставляется перед циклом for для его распаралелливания. Механизмы open_mp разбивают итерации цикла на группы по потокам так, чтобы количество итераций было примерно поровну между потоками.</text:span></text:p>
      <text:p text:style-name="P10"><text:span text:style-name="T25">1.3) конструкция private(variable) как условие для прагмы. Говорит компилятору о том, что переменная variable своя для каждого потока.</text:span></text:p>
      <text:p text:style-name="P10"><text:span text:style-name="T25">1.4) конструкция reduction(max:x), reduction(min:y). Говорит компилятору о том, что </text:span><text:span text:style-name="T26">вычисления, связанные с переменными x, y (сохранение в них минимума) должны проходить потокобезопасно. Чтобы не случалось ситуаций, когда уже измененная переменная будет браться в качестве нового минимального/максимального значения.</text:span></text:p>
      <text:p text:style-name="P13"><text:span text:style-name="T14">2. </text:span><text:span text:style-name="T15">Описание работы написанного кода.</text:span></text:p>
      <text:p text:style-name="P13"><text:span text:style-name="T7">Структура segment хранит в себе сегмент изображения с тремя или одним байтом цвета. <text:line-break/></text:span><text:soft-page-break/><text:span text:style-name="T7">Главенствующая структура – Tab. Хранит в себе само изображение. Конструктор Tab загружает изображение из файла в таблицу. <text:line-break/>Далее следует функция customize(), которая изменяет таблицу пикселей так, чтобы получить максимальную контрастность. </text:span></text:p>
      <text:p text:style-name="P11"><text:span text:style-name="T8">Опишу алгоритм, который я использую для изменения контрастности. (Далее будет объяснение как раб</text:span><text:span text:style-name="T9">отает код).</text:span></text:p>
      <text:p text:style-name="P12"><text:span text:style-name="T9">Пиксели из нашего изображения можно представить как точки в трехмерном пространстве по координатам (R, G, B). Все такие точки лежат в некотором кубике A, лежащем в кубике [0..255] </text:span><text:span text:style-name="T17">×</text:span><text:span text:style-name="T9"> [0..255] </text:span><text:span text:style-name="T17">×</text:span><text:span text:style-name="T9"> [0..255]. Наша задача – линейно отобразить кубик A в объемлящий куб. </text:span></text:p>
      <text:p text:style-name="P12"><text:span text:style-name="T10">Для этого найдем границы куба A: найдем минимальный и максимальный показатель по трем измерениеям (R, G, B), либо по 1, если изображение черно-белое. Пусть кубик A это [x_min, x_max] </text:span><text:span text:style-name="T18">×</text:span><text:span text:style-name="T10"> [x_min, x_max] </text:span><text:span text:style-name="T18">×</text:span><text:span text:style-name="T10"> [x_min, x_max]. Далее можно растянуть координаты так: </text:span></text:p>
      <text:p text:style-name="P12"><text:span text:style-name="T10">x → 256 * (x — x_min + 1) / (x_max — x_min + 1) — 1.</text:span></text:p>
      <text:p text:style-name="P12"><text:span text:style-name="T10">Это отображение переведет показатели цветов в объемлющий куб, сохраняя пропорции. <text:line-break/>Как это реализовано в коде? В начале по всем показателям ищется максимум и минимум. Данный цикл параллелится с помощью omp. Далее заводим наше отображение f и пересчитываем все пиксели, также параллеля вычисления. </text:span><text:span text:style-name="T8"><text:line-break/></text:span><text:span text:style-name="T10">Все это делает функция customize() в структуре Tab.</text:span></text:p>
      <text:p text:style-name="P15"><text:span text:style-name="T7">Также есть функция log(out), которая выводит фотографию в поток out. <text:line-break/><text:line-break/></text:span><text:span text:style-name="T16">3. Графики в разных ситуциях. </text:span><text:span text:style-name="T7"><text:line-break/></text:span></text:p>
      <text:p text:style-name="P15"><text:span text:style-name="T7"/></text:p>
      <text:p text:style-name="P15"><text:span text:style-name="T7"/></text:p>
      <text:p text:style-name="P14"><text:soft-page-break/><text:span text:style-name="T15">4. Листинг кода. <text:line-break/></text:span><text:span text:style-name="T22">#include &lt;iostream&gt;</text:span></text:p>
      <text:p text:style-name="P16"><text:span text:style-name="T24">#include &lt;fstream&gt;</text:span></text:p>
      <text:p text:style-name="P16"><text:span text:style-name="T24">#include &lt;vector&gt;</text:span></text:p>
      <text:p text:style-name="P16"><text:span text:style-name="T24">#include &lt;omp.h&gt;</text:span></text:p>
      <text:p text:style-name="P16"><text:span text:style-name="T24">#include &lt;algorithm&gt;</text:span></text:p>
      <text:p text:style-name="P16"><text:span text:style-name="T24"/></text:p>
      <text:p text:style-name="P16"><text:span text:style-name="T24">using namespace std;</text:span></text:p>
      <text:p text:style-name="P16"><text:span text:style-name="T24"/></text:p>
      <text:p text:style-name="P16"><text:span text:style-name="T24">struct segment {</text:span></text:p>
      <text:p text:style-name="P16"><text:span text:style-name="T24"><text:s text:c="4"/>uint8_t vals[3]{};</text:span></text:p>
      <text:p text:style-name="P16"><text:span text:style-name="T24"/></text:p>
      <text:p text:style-name="P16"><text:span text:style-name="T24"><text:s text:c="4"/>uint8_t &amp;operator[](int id) {</text:span></text:p>
      <text:p text:style-name="P16"><text:span text:style-name="T24"><text:s text:c="8"/>return vals[id];</text:span></text:p>
      <text:p text:style-name="P16"><text:span text:style-name="T24"><text:s text:c="4"/>}</text:span></text:p>
      <text:p text:style-name="P16"><text:span text:style-name="T24">};</text:span></text:p>
      <text:p text:style-name="P16"><text:span text:style-name="T24"/></text:p>
      <text:p text:style-name="P16"><text:span text:style-name="T24">vector&lt;int&gt; dimensions = {1, 3};</text:span></text:p>
      <text:p text:style-name="P16"><text:span text:style-name="T24">vector&lt;string&gt; fmts = {"P5", "P6"};</text:span></text:p>
      <text:p text:style-name="P16"><text:span text:style-name="T24"/></text:p>
      <text:p text:style-name="P16"><text:span text:style-name="T24">struct Tab {</text:span></text:p>
      <text:p text:style-name="P16"><text:span text:style-name="T24"><text:s text:c="4"/>int dimension;</text:span></text:p>
      <text:p text:style-name="P16"><text:span text:style-name="T24"><text:s text:c="4"/>int n, m;</text:span></text:p>
      <text:p text:style-name="P16"><text:span text:style-name="T24"><text:s text:c="4"/>vector&lt;vector&lt;segment&gt;&gt; tab;</text:span></text:p>
      <text:p text:style-name="P16"><text:span text:style-name="T24"/></text:p>
      <text:p text:style-name="P16"><text:span text:style-name="T24"><text:s text:c="4"/>Tab(ifstream &amp;in) {</text:span></text:p>
      <text:p text:style-name="P16"><text:span text:style-name="T24"><text:s text:c="8"/>string fmt;</text:span></text:p>
      <text:p text:style-name="P16"><text:span text:style-name="T24"><text:s text:c="8"/>in &gt;&gt; fmt;</text:span></text:p>
      <text:p text:style-name="P16"><text:soft-page-break/><text:span text:style-name="T24"><text:s text:c="8"/>if (fmt != "P6" &amp;&amp; fmt != "P5") throw runtime_error("wrong file format: " + fmt + " is not correct format");</text:span></text:p>
      <text:p text:style-name="P16"><text:span text:style-name="T24"><text:s text:c="8"/>dimension = dimensions[fmt == "P6"];</text:span></text:p>
      <text:p text:style-name="P16"><text:span text:style-name="T24"><text:s text:c="8"/>string h, w;</text:span></text:p>
      <text:p text:style-name="P16"><text:span text:style-name="T24"><text:s text:c="8"/>in &gt;&gt; h &gt;&gt; w;</text:span></text:p>
      <text:p text:style-name="P16"><text:span text:style-name="T24"><text:s text:c="8"/>n = stoi(w);</text:span></text:p>
      <text:p text:style-name="P16"><text:span text:style-name="T24"><text:s text:c="8"/>m = stoi(h);</text:span></text:p>
      <text:p text:style-name="P16"><text:span text:style-name="T24"><text:s text:c="8"/>in &gt;&gt; w; // ignor 255</text:span></text:p>
      <text:p text:style-name="P16"><text:span text:style-name="T24"><text:s text:c="8"/>tab.assign(n, vector&lt;segment&gt;(m));</text:span></text:p>
      <text:p text:style-name="P16"><text:span text:style-name="T24"/></text:p>
      <text:p text:style-name="P16"><text:span text:style-name="T24"><text:s text:c="8"/>for (int i = 0; i &lt; n; ++i) {</text:span></text:p>
      <text:p text:style-name="P16"><text:span text:style-name="T24"><text:s text:c="12"/>for (int j = 0; j &lt; m; ++j) {</text:span></text:p>
      <text:p text:style-name="P16"><text:span text:style-name="T24"><text:s text:c="16"/>for (int dim = 0; dim &lt; dimension; ++dim) {</text:span></text:p>
      <text:p text:style-name="P16"><text:span text:style-name="T24"><text:s text:c="20"/>in &gt;&gt; tab[i][j][dim];</text:span></text:p>
      <text:p text:style-name="P16"><text:span text:style-name="T24"><text:s text:c="16"/>}</text:span></text:p>
      <text:p text:style-name="P16"><text:span text:style-name="T24"><text:s text:c="12"/>}</text:span></text:p>
      <text:p text:style-name="P16"><text:span text:style-name="T24"><text:s text:c="8"/>}</text:span></text:p>
      <text:p text:style-name="P16"><text:span text:style-name="T24"><text:s text:c="4"/>}</text:span></text:p>
      <text:p text:style-name="P16"><text:span text:style-name="T24"/></text:p>
      <text:p text:style-name="P16"><text:span text:style-name="T24"><text:s text:c="4"/>void customize() {</text:span></text:p>
      <text:p text:style-name="P16"><text:span text:style-name="T24"><text:s text:c="8"/>uint8_t l_bound = UINT8_MAX, r_bound = 0;</text:span></text:p>
      <text:p text:style-name="P16"><text:span text:style-name="T24"><text:s text:c="8"/>int iter = 0;</text:span></text:p>
      <text:p text:style-name="P16"><text:span text:style-name="T24"/></text:p>
      <text:p text:style-name="P16"><text:span text:style-name="T24">#pragma omp parallel for reduction(max:r_bound), reduction(min:l_bound), private(iter)</text:span></text:p>
      <text:p text:style-name="P16"><text:span text:style-name="T24"><text:s text:c="8"/>for (iter = 0; iter &lt; n * m; ++iter) {</text:span></text:p>
      <text:p text:style-name="P16"><text:span text:style-name="T24"><text:s text:c="12"/>int i = iter / m;</text:span></text:p>
      <text:p text:style-name="P16"><text:span text:style-name="T24"><text:s text:c="12"/>int j = iter % m;</text:span></text:p>
      <text:p text:style-name="P16"><text:span text:style-name="T24"><text:s text:c="12"/>for (int dim = 0; dim &lt; dimension; ++dim) {</text:span></text:p>
      <text:p text:style-name="P16"><text:soft-page-break/><text:span text:style-name="T24"><text:s text:c="16"/>r_bound = r_bound &gt; tab[i][j][dim] ? r_bound : tab[i][j][dim];</text:span></text:p>
      <text:p text:style-name="P16"><text:span text:style-name="T24"><text:s text:c="16"/>l_bound = l_bound &lt; tab[i][j][dim] ? l_bound : tab[i][j][dim];</text:span></text:p>
      <text:p text:style-name="P16"><text:span text:style-name="T24"><text:s text:c="12"/>}</text:span></text:p>
      <text:p text:style-name="P16"><text:span text:style-name="T24"><text:s text:c="8"/>}</text:span></text:p>
      <text:p text:style-name="P16"><text:span text:style-name="T24"/></text:p>
      <text:p text:style-name="P16"><text:span text:style-name="T24"><text:s text:c="8"/>// f : [l_bound, r_bound] x [l_bound, r_bound] x [l_bound, r_bound] -&gt; [0, 255] x [0, 255] x [0, 255]</text:span></text:p>
      <text:p text:style-name="P16"><text:span text:style-name="T24"><text:s text:c="8"/>auto f = [&amp;l_bound, &amp;r_bound](int x) {</text:span></text:p>
      <text:p text:style-name="P16"><text:span text:style-name="T24"><text:s text:c="12"/>return (1 &lt;&lt; 8) * (x - l_bound + 1) / (r_bound - l_bound + 1) - 1;</text:span></text:p>
      <text:p text:style-name="P16"><text:span text:style-name="T24"><text:s text:c="8"/>};</text:span></text:p>
      <text:p text:style-name="P16"><text:span text:style-name="T24"/></text:p>
      <text:p text:style-name="P16"><text:span text:style-name="T24">#pragma omp parallel for private(iter)</text:span></text:p>
      <text:p text:style-name="P16"><text:span text:style-name="T24"><text:s text:c="8"/>for (iter = 0; iter &lt; n * m; ++iter) {</text:span></text:p>
      <text:p text:style-name="P16"><text:span text:style-name="T24"><text:s text:c="12"/>int i = iter / m;</text:span></text:p>
      <text:p text:style-name="P16"><text:span text:style-name="T24"><text:s text:c="12"/>int j = iter % m;</text:span></text:p>
      <text:p text:style-name="P16"><text:span text:style-name="T24"><text:s text:c="12"/>for (int dim = 0; dim &lt; dimension; ++dim) {</text:span></text:p>
      <text:p text:style-name="P16"><text:span text:style-name="T24"><text:s text:c="16"/>if (tab[i][j][dim] &lt; l_bound) {</text:span></text:p>
      <text:p text:style-name="P16"><text:span text:style-name="T24"><text:s text:c="20"/>tab[i][j][dim] = f(tab[i][j][dim]);</text:span></text:p>
      <text:p text:style-name="P16"><text:span text:style-name="T24"><text:s text:c="16"/>}</text:span></text:p>
      <text:p text:style-name="P16"><text:span text:style-name="T24"><text:s text:c="12"/>}</text:span></text:p>
      <text:p text:style-name="P16"><text:span text:style-name="T24"><text:s text:c="8"/>}</text:span></text:p>
      <text:p text:style-name="P16"><text:span text:style-name="T24"><text:s text:c="4"/>}</text:span></text:p>
      <text:p text:style-name="P16"><text:span text:style-name="T24"/></text:p>
      <text:p text:style-name="P16"><text:span text:style-name="T24"><text:s text:c="4"/>void log(ofstream &amp;out) {</text:span></text:p>
      <text:p text:style-name="P16"><text:span text:style-name="T24"><text:s text:c="8"/>out &lt;&lt; fmts[dimension == 3] &lt;&lt; "\n";</text:span></text:p>
      <text:p text:style-name="P16"><text:span text:style-name="T24"><text:s text:c="8"/>out &lt;&lt; to_string(m) &lt;&lt; " " &lt;&lt; to_string(n) &lt;&lt; "\n";</text:span></text:p>
      <text:p text:style-name="P16"><text:span text:style-name="T24"><text:s text:c="8"/>out &lt;&lt; "255\n";</text:span></text:p>
      <text:p text:style-name="P16"><text:span text:style-name="T24"><text:s text:c="8"/>for (int i = 0; i &lt; n; ++i) {</text:span></text:p>
      <text:p text:style-name="P16"><text:soft-page-break/><text:span text:style-name="T24"><text:s text:c="12"/>for (int j = 0; j &lt; m; ++j) {</text:span></text:p>
      <text:p text:style-name="P16"><text:span text:style-name="T24"><text:s text:c="16"/>for (int dim = 0; dim &lt; dimension; ++dim) {</text:span></text:p>
      <text:p text:style-name="P16"><text:span text:style-name="T24"><text:s text:c="20"/>out &lt;&lt; tab[i][j][dim];</text:span></text:p>
      <text:p text:style-name="P16"><text:span text:style-name="T24"><text:s text:c="16"/>}</text:span></text:p>
      <text:p text:style-name="P16"><text:span text:style-name="T24"><text:s text:c="12"/>}</text:span></text:p>
      <text:p text:style-name="P16"><text:span text:style-name="T24"><text:s text:c="8"/>}</text:span></text:p>
      <text:p text:style-name="P16"><text:span text:style-name="T24"><text:s text:c="4"/>}</text:span></text:p>
      <text:p text:style-name="P16"><text:span text:style-name="T24">};</text:span></text:p>
      <text:p text:style-name="P16"><text:span text:style-name="T24"/></text:p>
      <text:p text:style-name="P16"><text:span text:style-name="T24">int main(int argc, char *argv[]) {</text:span></text:p>
      <text:p text:style-name="P16"><text:span text:style-name="T24"><text:s text:c="4"/>try {</text:span></text:p>
      <text:p text:style-name="P16"><text:span text:style-name="T24"><text:s text:c="8"/>if (argc &lt; 4) {</text:span></text:p>
      <text:p text:style-name="P16"><text:span text:style-name="T24"><text:s text:c="12"/>throw runtime_error("incorrect number of parameters");</text:span></text:p>
      <text:p text:style-name="P16"><text:span text:style-name="T24"><text:s text:c="8"/>}</text:span></text:p>
      <text:p text:style-name="P16"><text:span text:style-name="T24"/></text:p>
      <text:p text:style-name="P16"><text:span text:style-name="T24"><text:s text:c="8"/>ifstream in(argv[2]);</text:span></text:p>
      <text:p text:style-name="P16"><text:span text:style-name="T24"><text:s text:c="8"/>ofstream out(argv[3]);</text:span></text:p>
      <text:p text:style-name="P16"><text:span text:style-name="T24"/></text:p>
      <text:p text:style-name="P16"><text:span text:style-name="T24"><text:s text:c="8"/>int thr_num = stoi(argv[1]);</text:span></text:p>
      <text:p text:style-name="P16"><text:span text:style-name="T24"><text:s text:c="8"/>if (thr_num &lt; 0) throw runtime_error("incorrect number of threads");</text:span></text:p>
      <text:p text:style-name="P16"><text:span text:style-name="T24"/></text:p>
      <text:p text:style-name="P16"><text:span text:style-name="T24"><text:s text:c="8"/>if (thr_num &gt; 0) {</text:span></text:p>
      <text:p text:style-name="P16"><text:span text:style-name="T24"><text:s text:c="12"/>omp_set_num_threads(thr_num);</text:span></text:p>
      <text:p text:style-name="P16"><text:span text:style-name="T24"><text:s text:c="8"/>}</text:span></text:p>
      <text:p text:style-name="P16"><text:span text:style-name="T24"/></text:p>
      <text:p text:style-name="P16"><text:span text:style-name="T24"><text:s text:c="8"/>Tab tab(in);</text:span></text:p>
      <text:p text:style-name="P16"><text:span text:style-name="T24"/></text:p>
      <text:p text:style-name="P16"><text:span text:style-name="T24"><text:s text:c="8"/>auto clk = clock();</text:span></text:p>
      <text:p text:style-name="P16"><text:soft-page-break/><text:span text:style-name="T24"><text:s text:c="8"/>tab.customize();</text:span></text:p>
      <text:p text:style-name="P16"><text:span text:style-name="T24"><text:s text:c="8"/>cout &lt;&lt; "Time (" &lt;&lt; omp_get_max_threads() &lt;&lt; " thread(s)): " &lt;&lt; (double) (clock() - clk) / CLOCKS_PER_SEC &lt;&lt; " ms" &lt;&lt; endl;</text:span></text:p>
      <text:p text:style-name="P16"><text:span text:style-name="T24"><text:s text:c="8"/>tab.log(out);</text:span></text:p>
      <text:p text:style-name="P16"><text:span text:style-name="T24"><text:s text:c="4"/>} catch (const exception &amp;e) {</text:span></text:p>
      <text:p text:style-name="P16"><text:span text:style-name="T24"><text:s text:c="8"/>cout &lt;&lt; e.what() &lt;&lt; endl;</text:span></text:p>
      <text:p text:style-name="P16"><text:span text:style-name="T24"><text:s text:c="4"/>}</text:span></text:p>
      <text:p text:style-name="P16"><text:span text:style-name="T24"><text:s text:c="4"/>return 0;</text:span></text:p>
      <text:p text:style-name="P16"><text:span text:style-name="T24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JetBrains Mono" svg:font-family="'JetBrains Mono'"/>
    <style:font-face style:name="Jetbrains mono" svg:font-family="'Jetbrains mono'"/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Consolas" svg:font-family="Consolas" style:font-family-generic="swiss" style:font-pitch="fixed"/>
    <style:font-face style:name="FreeSerif" svg:font-family="FreeSerif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3:18:53.043083414</meta:creation-date>
    <dc:date>2021-12-16T01:17:14.077932778</dc:date>
    <meta:editing-duration>PT11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8" meta:paragraph-count="124" meta:word-count="877" meta:character-count="6230" meta:non-whitespace-character-count="4693"/>
  </office:meta>
</office:document-meta>
</file>